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10-1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07-3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3-03-0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12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8-0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2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291" calcext:value-type="float">
            <text:p>1.566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97496774194" calcext:value-type="float">
            <text:p>1.6309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870725" calcext:value-type="float">
            <text:p>1.8487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6736" calcext:value-type="float">
            <text:p>1.78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94090322581" calcext:value-type="float">
            <text:p>1.5919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41168" calcext:value-type="float">
            <text:p>1.5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4465" calcext:value-type="float">
            <text:p>1.6674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075509677419" calcext:value-type="float">
            <text:p>1.6907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88736" calcext:value-type="float">
            <text:p>1.85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93729032258" calcext:value-type="float">
            <text:p>2.4479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715690322581" calcext:value-type="float">
            <text:p>2.1771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36180645161" calcext:value-type="float">
            <text:p>2.0713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22064516129" calcext:value-type="float">
            <text:p>2.0972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87685" calcext:value-type="float">
            <text:p>2.3387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16032" calcext:value-type="float">
            <text:p>2.3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8572" calcext:value-type="float">
            <text:p>1.5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84896" calcext:value-type="float">
            <text:p>2.0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147148387097" calcext:value-type="float">
            <text:p>2.2114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77628571429" calcext:value-type="float">
            <text:p>2.23777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757290322581" calcext:value-type="float">
            <text:p>2.4575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697625" calcext:value-type="float">
            <text:p>2.4769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1024" calcext:value-type="float">
            <text:p>2.52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945290322581" calcext:value-type="float">
            <text:p>2.2594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44664" calcext:value-type="float">
            <text:p>2.00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4535" calcext:value-type="float">
            <text:p>1.994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78167741935" calcext:value-type="float">
            <text:p>2.08778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99304" calcext:value-type="float">
            <text:p>1.77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438658064516" calcext:value-type="float">
            <text:p>2.1343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120593548387" calcext:value-type="float">
            <text:p>1.8812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13264516129" calcext:value-type="float">
            <text:p>2.501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62206896552" calcext:value-type="float">
            <text:p>2.25762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957419354839" calcext:value-type="float">
            <text:p>2.3695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89264516129" calcext:value-type="float">
            <text:p>2.9018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09088" calcext:value-type="float">
            <text:p>2.80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439075" calcext:value-type="float">
            <text:p>2.3643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35168" calcext:value-type="float">
            <text:p>1.82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46815483871" calcext:value-type="float">
            <text:p>2.1346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310193548387" calcext:value-type="float">
            <text:p>2.5731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631225806452" calcext:value-type="float">
            <text:p>2.3263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051148387097" calcext:value-type="float">
            <text:p>2.1505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6568" calcext:value-type="float">
            <text:p>1.6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1424516129" calcext:value-type="float">
            <text:p>1.7911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37888" calcext:value-type="float">
            <text:p>1.71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128129032258" calcext:value-type="float">
            <text:p>1.7712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06167741936" calcext:value-type="float">
            <text:p>2.0420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6552" calcext:value-type="float">
            <text:p>2.3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467" calcext:value-type="float">
            <text:p>2.593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9768" calcext:value-type="float">
            <text:p>2.45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358812903226" calcext:value-type="float">
            <text:p>2.3335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94735483871" calcext:value-type="float">
            <text:p>2.2949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56309677419" calcext:value-type="float">
            <text:p>2.4405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00670967742" calcext:value-type="float">
            <text:p>2.0570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0624" calcext:value-type="float">
            <text:p>1.6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328258064516" calcext:value-type="float">
            <text:p>1.6832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246786206897" calcext:value-type="float">
            <text:p>1.56246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214296774194" calcext:value-type="float">
            <text:p>1.8321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420266666667" calcext:value-type="float">
            <text:p>2.2142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1464" calcext:value-type="float">
            <text:p>2.6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64075" calcext:value-type="float">
            <text:p>2.4596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0196" calcext:value-type="float">
            <text:p>2.3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447277419355" calcext:value-type="float">
            <text:p>2.5044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969006451613" calcext:value-type="float">
            <text:p>2.2396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868438709677" calcext:value-type="float">
            <text:p>1.7886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802529032258" calcext:value-type="float">
            <text:p>1.6280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52472" calcext:value-type="float">
            <text:p>1.49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662580645161" calcext:value-type="float">
            <text:p>1.5166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14896551724" calcext:value-type="float">
            <text:p>1.59914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673548387097" calcext:value-type="float">
            <text:p>1.6567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317780645161" calcext:value-type="float">
            <text:p>2.1231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90376" calcext:value-type="float">
            <text:p>2.40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7935" calcext:value-type="float">
            <text:p>2.1577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58232" calcext:value-type="float">
            <text:p>1.7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198" calcext:value-type="float">
            <text:p>1.584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033909677419" calcext:value-type="float">
            <text:p>1.4103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8616" calcext:value-type="float">
            <text:p>1.88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264" calcext:value-type="float">
            <text:p>1.6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57984516129" calcext:value-type="float">
            <text:p>1.7057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907944827586" calcext:value-type="float">
            <text:p>2.19907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837729032258" calcext:value-type="float">
            <text:p>2.1583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42864516129" calcext:value-type="float">
            <text:p>2.2374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908" calcext:value-type="float">
            <text:p>2.1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686057142857" calcext:value-type="float">
            <text:p>1.98686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444" calcext:value-type="float">
            <text:p>2.0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088" calcext:value-type="float">
            <text:p>1.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93" calcext:value-type="float">
            <text:p>2.0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5684" calcext:value-type="float">
            <text:p>2.8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514" calcext:value-type="float">
            <text:p>3.0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476" calcext:value-type="float">
            <text:p>1.9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3644" calcext:value-type="float">
            <text:p>1.7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731002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88" meta:object-count="0"/>
    <meta:user-defined meta:name="AppVersion">3.0</meta:user-defined>
  </office:meta>
</office:document-meta>
</file>